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roid Sans Mono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c1baa"/>
    </style:style>
    <style:style style:name="T1" style:family="text">
      <style:text-properties officeooo:rsid="001c1baa"/>
    </style:style>
    <style:style style:name="T2" style:family="text">
      <style:text-properties fo:font-size="15pt" officeooo:rsid="001c1baa" style:font-size-asian="13.1000003814697pt" style:font-size-complex="15pt"/>
    </style:style>
    <style:style style:name="T3" style:family="text">
      <style:text-properties style:font-name="Droid Sans Mono"/>
    </style:style>
    <style:style style:name="T4" style:family="text">
      <style:text-properties style:font-name="Droid Sans Mono" officeooo:rsid="001c1baa"/>
    </style:style>
    <style:style style:name="T5" style:family="text">
      <style:text-properties style:font-name="Droid Sans Mono" fo:font-size="15pt" officeooo:rsid="001c1baa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5">Machine learning terms</text:span></text:span></text:p>
      <text:p text:style-name="P4"><text:span text:style-name="Strong_20_Emphasis"><text:span text:style-name="T3"/></text:span></text:p>
      <text:list xml:id="list1342984240" text:style-name="L1">
        <text:list-item>
          <text:p text:style-name="P3"><text:span text:style-name="Strong_20_Emphasis"><text:span text:style-name="T3">Feature:</text:span></text:span><text:span text:style-name="T3"> The input(s) to our model </text:span></text:p>
        </text:list-item>
        <text:list-item>
          <text:p text:style-name="P3"><text:span text:style-name="Strong_20_Emphasis"><text:span text:style-name="T3">Examples:</text:span></text:span><text:span text:style-name="T3"> An input/output pair used for training </text:span></text:p>
        </text:list-item>
        <text:list-item>
          <text:p text:style-name="P3"><text:span text:style-name="Strong_20_Emphasis"><text:span text:style-name="T3">Labels:</text:span></text:span><text:span text:style-name="T3"> The output of the model </text:span></text:p>
        </text:list-item>
        <text:list-item>
          <text:p text:style-name="P3"><text:span text:style-name="Strong_20_Emphasis"><text:span text:style-name="T3">Layer:</text:span></text:span><text:span text:style-name="T3"> A collection of nodes connected together within a neural network. </text:span></text:p>
        </text:list-item>
        <text:list-item>
          <text:p text:style-name="P3"><text:span text:style-name="Strong_20_Emphasis"><text:span text:style-name="T3">Model:</text:span></text:span><text:span text:style-name="T3"> The representation of your neural network </text:span></text:p>
        </text:list-item>
        <text:list-item>
          <text:p text:style-name="P3"><text:span text:style-name="Strong_20_Emphasis"><text:span text:style-name="T3">Dense and Fully Connected (FC):</text:span></text:span><text:span text:style-name="T3"> Each node in one layer is connected to each node in the previous layer. </text:span></text:p>
        </text:list-item>
        <text:list-item>
          <text:p text:style-name="P3"><text:span text:style-name="Strong_20_Emphasis"><text:span text:style-name="T3">Weights and biases:</text:span></text:span><text:span text:style-name="T3"> The internal variables of model </text:span></text:p>
        </text:list-item>
        <text:list-item>
          <text:p text:style-name="P3"><text:span text:style-name="Strong_20_Emphasis"><text:span text:style-name="T3">Loss:</text:span></text:span><text:span text:style-name="T3"> The discrepancy between the desired output and the actual output </text:span></text:p>
        </text:list-item>
        <text:list-item>
          <text:p text:style-name="P3"><text:span text:style-name="Strong_20_Emphasis"><text:span text:style-name="T3">MSE:</text:span></text:span><text:span text:style-name="T3"> Mean squared error, a type of loss function that counts a small number of large discrepancies as worse than a large number of small ones. </text:span></text:p>
        </text:list-item>
        <text:list-item>
          <text:p text:style-name="P3"><text:span text:style-name="Strong_20_Emphasis"><text:span text:style-name="T3">Gradient Descent:</text:span></text:span><text:span text:style-name="T3"> An algorithm that changes the internal variables a bit at a time to gradually reduce the loss function. </text:span></text:p>
        </text:list-item>
        <text:list-item>
          <text:p text:style-name="P3"><text:span text:style-name="Strong_20_Emphasis"><text:span text:style-name="T3">Optimizer:</text:span></text:span><text:span text:style-name="T3"> A specific implementation of the gradient descent algorithm. (There are many algorithms for this. In this course we will only use the “Adam” Optimizer, which stands for </text:span><text:span text:style-name="Emphasis"><text:span text:style-name="T3">ADAptive with Momentum</text:span></text:span><text:span text:style-name="T3">. It is considered the best-practice optimizer.) </text:span></text:p>
        </text:list-item>
        <text:list-item>
          <text:p text:style-name="P3"><text:span text:style-name="Strong_20_Emphasis"><text:span text:style-name="T3">Learning rate:</text:span></text:span><text:span text:style-name="T3"> The “step size” for loss improvement during gradient descent. </text:span></text:p>
        </text:list-item>
        <text:list-item>
          <text:p text:style-name="P3"><text:span text:style-name="Strong_20_Emphasis"><text:span text:style-name="T3">Batch:</text:span></text:span><text:span text:style-name="T3"> The set of examples used during training of the neural network </text:span></text:p>
        </text:list-item>
        <text:list-item>
          <text:p text:style-name="P3"><text:span text:style-name="Strong_20_Emphasis"><text:span text:style-name="T3">Epoch:</text:span></text:span><text:span text:style-name="T3"> A full pass over the entire training dataset </text:span></text:p>
        </text:list-item>
        <text:list-item>
          <text:p text:style-name="P3"><text:span text:style-name="Strong_20_Emphasis"><text:span text:style-name="T3">Forward pass:</text:span></text:span><text:span text:style-name="T3"> The computation of output values from input </text:span></text:p>
        </text:list-item>
        <text:list-item>
          <text:p text:style-name="P2"><text:span text:style-name="Strong_20_Emphasis"><text:span text:style-name="T3">Backward pass (backpropagation):</text:span></text:span><text:span text:style-name="T3"> The calculation of internal variable adjustments according to the optimizer algorithm, starting from the output layer and working back through each layer to the input. 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15:19:28.090315705</meta:creation-date>
    <dc:date>2021-03-02T15:20:30.069763528</dc:date>
    <meta:editing-duration>PT1M2S</meta:editing-duration>
    <meta:editing-cycles>1</meta:editing-cycles>
    <meta:document-statistic meta:table-count="0" meta:image-count="0" meta:object-count="0" meta:page-count="1" meta:paragraph-count="17" meta:word-count="246" meta:character-count="1477" meta:non-whitespace-character-count="1248"/>
    <meta:generator>LibreOffice/7.0.4.2$Linux_X86_64 LibreOffice_project/00$Build-2</meta:generator>
  </office:meta>
</office:document-meta>
</file>